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Hardware Setup:</text:p>
      <text:p text:style-name="P1">Firstly we will connect the ESP8266 Module with the STM board using UART Pins</text:p>
      <text:p text:style-name="P1">then we will connect wires with the in-built LEDs and further we will connect the temp. sensor and voltage divider circuit to measure battery voltage</text:p>
      <text:p text:style-name="P1"><text:line-break/>2. Software Development:<text:line-break/>- Set up the development environment for STM32 using the appropriate Integrated Development Environment (IDE) such as STM32CubeIDE or Keil.<text:line-break/>- Write firmware code in C/C++ to control the LED, read the temperature from the sensor, and measure the battery voltage using the ADC.<text:line-break/>- Configure the UART peripheral on the STM32 board to communicate with the ESP8266 module and exchange data.<text:line-break/>- Implement necessary functions to parse commands received from the ESP8266 module to control the LED and retrieve temperature and voltage values.<text:line-break/>- Develop code to convert the temperature and voltage readings into meaningful values for display.<text:line-break/><text:line-break/>3. WiFi Setup and Web Interface:<text:line-break/>- Configure the ESP8266 module to connect to your local WiFi network and establish a TCP/IP connection with the server.<text:line-break/>- Set up a simple web server on the ESP8266 module to serve a webpage that a mobile browser can access.<text:line-break/>- Design a webpage with controls for the LED (e.g., buttons or switches) and areas to display the temperature and voltage valu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4:43:42.728952790</meta:creation-date>
    <dc:date>2023-05-17T14:44:15.805720252</dc:date>
    <meta:editing-duration>PT36S</meta:editing-duration>
    <meta:editing-cycles>1</meta:editing-cycles>
    <meta:document-statistic meta:table-count="0" meta:image-count="0" meta:object-count="0" meta:page-count="1" meta:paragraph-count="4" meta:word-count="213" meta:character-count="1288" meta:non-whitespace-character-count="1077"/>
    <meta:generator>LibreOffice/6.4.7.2$Linux_X86_64 LibreOffice_project/40$Build-2</meta:generator>
  </office:meta>
</office:document-meta>
</file>